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909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5.4709in"/>
    </style:style>
    <style:style style:name="co5" style:family="table-column">
      <style:table-column-properties fo:break-before="auto" style:column-width="2.7244in"/>
    </style:style>
    <style:style style:name="co6" style:family="table-column">
      <style:table-column-properties fo:break-before="auto" style:column-width="5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at have I Learn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olved on my own &amp; Important / New</text:p>
          </table:table-cell>
          <table:table-cell table:style-name="ce3" office:value-type="string" calcext:value-type="string">
            <text:p>Solution</text:p>
          </table:table-cell>
          <table:table-cell table:style-name="ce3"/>
        </table:table-row>
        <table:table-row table:style-name="ro2">
          <table:table-cell office:value-type="string" calcext:value-type="string">
            <text:p>28-03-2026</text:p>
          </table:table-cell>
          <table:table-cell office:value-type="string" calcext:value-type="string">
            <text:p><text:a xlink:href="https://www.codechef.com/problems/SUMTWOMAX" xlink:type="simple">https://www.codechef.com/problems/SUMTWOMAX</text:a></text:p>
          </table:table-cell>
          <table:table-cell office:value-type="string" calcext:value-type="string">
            <text:p>Sub-array</text:p>
          </table:table-cell>
          <table:table-cell office:value-type="string" calcext:value-type="string">
            <text:p>Sum of second largest of</text:p>
            <text:p>Each sub-array of length greater than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CC_Soln/SUMTWOMAX.cpp" xlink:type="simple">https://github.com/bhavya-jain22/Question_Data/blob/main/CC_Soln/SUMTWOMAX.cpp</text:a>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01-04-2026</text:p>
          </table:table-cell>
          <table:table-cell office:value-type="string" calcext:value-type="string">
            <text:p><text:a xlink:href="https://www.codechef.com/START232C/problems/FOODRES" xlink:type="simple">https://www.codechef.com/START232C/problems/FOODRES</text:a></text:p>
          </table:table-cell>
          <table:table-cell office:value-type="string" calcext:value-type="string">
            <text:p>BS on Answers</text:p>
          </table:table-cell>
          <table:table-cell office:value-type="string" calcext:value-type="string">
            <text:p>use binary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&amp; 0.5</text:p>
          </table:table-cell>
          <table:table-cell office:value-type="string" calcext:value-type="string">
            <text:p><text:a xlink:href="https://www.codechef.com/viewsolution/1255482181" xlink:type="simple">https://www.codechef.com/viewsolution/1255482181</text:a></text:p>
          </table:table-cell>
          <table:table-cell/>
        </table:table-row>
        <table:table-row table:style-name="ro3">
          <table:table-cell office:value-type="string" calcext:value-type="string">
            <text:p>01-04-2026</text:p>
          </table:table-cell>
          <table:table-cell office:value-type="string" calcext:value-type="string">
            <text:p><text:a xlink:href="https://www.codechef.com/START232B/problems/SETSZ" xlink:type="simple">https://www.codechef.com/START232B/problems/SETSZ</text:a>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ind how many times a number can contribute to unique numbers by finding the gap </text:p>
            <text:p/>
            <text:p>Now sort the gaps &amp; queries and use prefix sum to optimize the Time Complex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&amp; 1</text:p>
          </table:table-cell>
          <table:table-cell office:value-type="string" calcext:value-type="string">
            <text:p><text:a xlink:href="https://www.codechef.com/viewsolution/1255566688" xlink:type="simple">https://www.codechef.com/viewsolution/1255566688</text:a>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24-04-2026</text:p>
          </table:table-cell>
          <table:table-cell office:value-type="string" calcext:value-type="string">
            <text:p><text:a xlink:href="https://www.codechef.com/problems/ABC7" xlink:type="simple">https://www.codechef.com/problems/ABC7</text:a></text:p>
          </table:table-cell>
          <table:table-cell office:value-type="string" calcext:value-type="string">
            <text:p>Multi-Set</text:p>
          </table:table-cell>
          <table:table-cell office:value-type="string" calcext:value-type="string">
            <text:p>Take the max, then maximize the min to obtain min (max(arr) – min(arr)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&amp; 1</text:p>
          </table:table-cell>
          <table:table-cell office:value-type="string" calcext:value-type="string">
            <text:p><text:a xlink:href="https://github.com/bhavya-jain22/Question_Data/blob/main/CC_Soln/AB_or_C.cpp" xlink:type="simple">https://github.com/bhavya-jain22/Question_Data/blob/main/CC_Soln/AB_or_C.cpp</text:a></text:p>
          </table:table-cell>
          <table:table-cell/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4">00/00/0000</text:date>, <text:time style:data-style-name="N2" text:time-value="00:54:03.185357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1T19:52:14.748419140</meta:creation-date>
    <dc:date>2026-04-24T02:25:24.099598808</dc:date>
    <meta:editing-duration>PT5H13M6S</meta:editing-duration>
    <meta:editing-cycles>10</meta:editing-cycles>
    <meta:generator>LibreOffice/24.2.7.2$Linux_X86_64 LibreOffice_project/420$Build-2</meta:generator>
    <meta:document-statistic meta:table-count="1" meta:cell-count="37" meta:object-count="0"/>
  </office:meta>
</office:document-meta>
</file>